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08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d1">
      <style:table-cell-properties style:text-align-source="fix" style:repeat-content="false"/>
      <style:paragraph-properties fo:text-align="start" fo:margin-left="0cm"/>
      <style:text-properties fo:font-weight="normal" style:font-weight-asian="normal" style:font-weight-complex="normal"/>
    </style:style>
    <style:style style:name="ce2" style:family="table-cell" style:parent-style-name="Default">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table:style-name="ce1" office:value-type="string" calcext:value-type="string">
            <text:p>Gostaria de ter acesso ás Condições Gerais das Apólices de Transportes de Mercadoria</text:p>
          </table:table-cell>
          <table:table-cell office:value-type="string" calcext:value-type="string">
            <text:p>Outros</text:p>
          </table:table-cell>
        </table:table-row>
        <table:table-row table:style-name="ro1">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text:p>
          </table:table-cell>
        </table:table-row>
        <table:table-row table:style-name="ro1">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calcext:value-type="string">
            <text:p>Outros</text:p>
          </table:table-cell>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Outros</text:p>
          </table:table-cell>
        </table:table-row>
        <table:table-row table:style-name="ro1">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text:p>
          </table:table-cell>
        </table:table-row>
        <table:table-row table:style-name="ro1">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Outros</text:p>
          </table:table-cell>
        </table:table-row>
        <table:table-row table:style-name="ro1">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cell office:value-type="string" calcext:value-type="string">
            <text:p>Outros</text:p>
          </table:table-cell>
        </table:table-row>
        <table:table-row table:style-name="ro1">
          <table:table-cell office:value-type="string" calcext:value-type="string">
            <text:p>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Outros</text:p>
          </table:table-cell>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Outros</text:p>
          </table:table-cell>
        </table:table-row>
        <table:table-row table:style-name="ro1">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text:p>
          </table:table-cell>
        </table:table-row>
        <table:table-row table:style-name="ro1">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Outros</text:p>
          </table:table-cell>
        </table:table-row>
        <table:table-row table:style-name="ro1">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cell office:value-type="string" calcext:value-type="string">
            <text:p>Outros</text:p>
          </table:table-cell>
        </table:table-row>
        <table:table-row table:style-name="ro1">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Outros</text:p>
          </table:table-cell>
        </table:table-row>
        <table:table-row table:style-name="ro1">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text:p>
          </table:table-cell>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Outros</text:p>
          </table:table-cell>
        </table:table-row>
        <table:table-row table:style-name="ro1">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Outros</text:p>
          </table:table-cell>
        </table:table-row>
        <table:table-row table:style-name="ro1">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Outros</text:p>
          </table:table-cell>
        </table:table-row>
        <table:table-row table:style-name="ro1">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Outros</text:p>
          </table:table-cell>
        </table:table-row>
        <table:table-row table:style-name="ro1">
          <table:table-cell office:value-type="string" calcext:value-type="string">
            <text:p>Gostaria de saber se tem e qual é o modelo para fazer o pedido de SOCIEDADE DE CAPITALIZAÇÃO.Fico no aguardoRicardo telefone 33 3333333 33</text:p>
          </table:table-cell>
          <table:table-cell office:value-type="string" calcext:value-type="string">
            <text:p>Outros</text:p>
          </table:table-cell>
        </table:table-row>
        <table:table-row table:style-name="ro1">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Outros</text:p>
          </table:table-cell>
        </table:table-row>
        <table:table-row table:style-name="ro1">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Outros</text:p>
          </table:table-cell>
        </table:table-row>
        <table:table-row table:style-name="ro1">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Outros</text:p>
          </table:table-cell>
        </table:table-row>
        <table:table-row table:style-name="ro1">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Outros</text:p>
          </table:table-cell>
        </table:table-row>
        <table:table-row table:style-name="ro1">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Outros</text:p>
          </table:table-cell>
        </table:table-row>
        <table:table-row table:style-name="ro1">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Outros</text:p>
          </table:table-cell>
        </table:table-row>
        <table:table-row table:style-name="ro1">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Outros</text:p>
          </table:table-cell>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Outros</text:p>
          </table:table-cell>
        </table:table-row>
        <table:table-row table:style-name="ro1">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cell office:value-type="string" calcext:value-type="string">
            <text:p>Outros</text:p>
          </table:table-cell>
        </table:table-row>
        <table:table-row table:style-name="ro1">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Outros</text:p>
          </table:table-cell>
        </table:table-row>
        <table:table-row table:style-name="ro1">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Outros</text:p>
          </table:table-cell>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Outros</text:p>
          </table:table-cell>
        </table:table-row>
        <table:table-row table:style-name="ro1">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Outros</text:p>
          </table:table-cell>
        </table:table-row>
        <table:table-row table:style-name="ro1">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Outros</text:p>
          </table:table-cell>
        </table:table-row>
        <table:table-row table:style-name="ro1">
          <table:table-cell office:value-type="string" calcext:value-type="string">
            <text:p>Existe alguma legislação que prevê o pagamento de mão de obra em caso de seguro residencial?</text:p>
          </table:table-cell>
          <table:table-cell office:value-type="string" calcext:value-type="string">
            <text:p>Outros</text:p>
          </table:table-cell>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Outros</text:p>
          </table:table-cell>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Outros</text:p>
          </table:table-cell>
        </table:table-row>
        <table:table-row table:style-name="ro1">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text:p>
          </table:table-cell>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Outros</text:p>
          </table:table-cell>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text:p>
          </table:table-cell>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Outros</text:p>
          </table:table-cell>
        </table:table-row>
        <table:table-row table:style-name="ro1">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Outros</text:p>
          </table:table-cell>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text:p>
          </table:table-cell>
        </table:table-row>
        <table:table-row table:style-name="ro1">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Outros</text:p>
          </table:table-cell>
        </table:table-row>
        <table:table-row table:style-name="ro1">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Outros</text:p>
          </table:table-cell>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Outros</text:p>
          </table:table-cell>
        </table:table-row>
        <table:table-row table:style-name="ro1">
          <table:table-cell office:value-type="string" calcext:value-type="string">
            <text:p>Gostaria de confirmar alguns detalhes sobre o contrato de seguro que assinei recentemente. Há termos que não estão muito claros para mim.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às condições apresentadas no documento que recebi. Poderiam fornecer maiores esclarecimentos? Documento número: 123.</text:p>
          </table:table-cell>
          <table:table-cell office:value-type="string" calcext:value-type="string">
            <text:p>Outros</text:p>
          </table:table-cell>
        </table:table-row>
        <table:table-row table:style-name="ro1">
          <table:table-cell office:value-type="string" calcext:value-type="string">
            <text:p>Solicito mais informações sobre a cobertura contratada. Algumas condições não ficaram muito claras após a leitura do contrato. Documento número: 123.</text:p>
          </table:table-cell>
          <table:table-cell office:value-type="string" calcext:value-type="string">
            <text:p>Outros</text:p>
          </table:table-cell>
        </table:table-row>
        <table:table-row table:style-name="ro1">
          <table:table-cell office:value-type="string" calcext:value-type="string">
            <text:p>Estou em busca de uma melhor compreensão sobre as cláusulas presentes no contrato de seguro que assinei. Existem pontos que me deixaram em dúvida. Documento número: 123.</text:p>
          </table:table-cell>
          <table:table-cell office:value-type="string" calcext:value-type="string">
            <text:p>Outros</text:p>
          </table:table-cell>
        </table:table-row>
        <table:table-row table:style-name="ro1">
          <table:table-cell office:value-type="string" calcext:value-type="string">
            <text:p>Após revisar o contrato que recebi, notei que alguns detalhes não foram esclarecidos de maneira suficiente. Poderiam me fornecer uma explicação mais clara? Documento número: 123.</text:p>
          </table:table-cell>
          <table:table-cell office:value-type="string" calcext:value-type="string">
            <text:p>Outros</text:p>
          </table:table-cell>
        </table:table-row>
        <table:table-row table:style-name="ro1">
          <table:table-cell office:value-type="string" calcext:value-type="string">
            <text:p>Prezados, gostaria de obter uma explicação mais detalhada sobre os termos do documento enviado. Surgiram dúvidas ao ler algumas cláusul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 apólice em questão. Algumas condições não ficaram totalmente claras para mim após a leitura. Documento número: 123.</text:p>
          </table:table-cell>
          <table:table-cell office:value-type="string" calcext:value-type="string">
            <text:p>Outros</text:p>
          </table:table-cell>
        </table:table-row>
        <table:table-row table:style-name="ro1">
          <table:table-cell office:value-type="string" calcext:value-type="string">
            <text:p>Venho solicitar uma revisão de um contrato de seguro que assinei. Algumas partes do documento não foram explicadas de forma clara. Documento número: 123.</text:p>
          </table:table-cell>
          <table:table-cell office:value-type="string" calcext:value-type="string">
            <text:p>Outros</text:p>
          </table:table-cell>
        </table:table-row>
        <table:table-row table:style-name="ro1">
          <table:table-cell office:value-type="string" calcext:value-type="string">
            <text:p>Estou com algumas dúvidas quanto às condições estabelecidas no documento de apólice que me foi enviado. Poderiam me esclarecer? Documento número: 123.</text:p>
          </table:table-cell>
          <table:table-cell office:value-type="string" calcext:value-type="string">
            <text:p>Outros</text:p>
          </table:table-cell>
        </table:table-row>
        <table:table-row table:style-name="ro1">
          <table:table-cell office:value-type="string" calcext:value-type="string">
            <text:p>Prezados, gostaria de entender melhor como funcionam as coberturas mencionadas no contrato. Algumas partes ficaram confusas para mim.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seguro que contratei. Não compreendi completamente o funcionamento de algumas coberturas. Documento número: 123.</text:p>
          </table:table-cell>
          <table:table-cell office:value-type="string" calcext:value-type="string">
            <text:p>Outros</text:p>
          </table:table-cell>
        </table:table-row>
        <table:table-row table:style-name="ro1">
          <table:table-cell office:value-type="string" calcext:value-type="string">
            <text:p>Venho solicitar esclarecimentos sobre a apólice vigente. Preciso entender melhor os termos e condições que me foram apresentados.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ns pontos do contrato assinado. Poderiam me ajudar com uma explicação mais clara? Documento número: 123.</text:p>
          </table:table-cell>
          <table:table-cell office:value-type="string" calcext:value-type="string">
            <text:p>Outros</text:p>
          </table:table-cell>
        </table:table-row>
        <table:table-row table:style-name="ro1">
          <table:table-cell office:value-type="string" calcext:value-type="string">
            <text:p>Gostaria de receber mais informações sobre as obrigações do segurado presentes no contrato. Algumas partes não estão claras. Documento número: 123.</text:p>
          </table:table-cell>
          <table:table-cell office:value-type="string" calcext:value-type="string">
            <text:p>Outros</text:p>
          </table:table-cell>
        </table:table-row>
        <table:table-row table:style-name="ro1">
          <table:table-cell office:value-type="string" calcext:value-type="string">
            <text:p>Preciso de esclarecimentos adicionais sobre o seguro contratado. As condições de algumas cláusula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Estou com dúvidas sobre o que exatamente está coberto no contrato de seguro que assinei. Gostaria de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zados, após ler a apólice que me foi enviada, percebi que há algumas informações que não foram suficientemente explicadas. Documento número: 123.</text:p>
          </table:table-cell>
          <table:table-cell office:value-type="string" calcext:value-type="string">
            <text:p>Outros</text:p>
          </table:table-cell>
        </table:table-row>
        <table:table-row table:style-name="ro1">
          <table:table-cell office:value-type="string" calcext:value-type="string">
            <text:p>Venho solicitar maiores informações sobre um contrato de seguro que assinei. Preciso de uma explicação mais detalhada sobre algumas condições. Documento número: 123.</text:p>
          </table:table-cell>
          <table:table-cell office:value-type="string" calcext:value-type="string">
            <text:p>Outros</text:p>
          </table:table-cell>
        </table:table-row>
        <table:table-row table:style-name="ro1">
          <table:table-cell office:value-type="string" calcext:value-type="string">
            <text:p>Prezados, gostaria de entender melhor como funciona o processo descrito no contrato de seguro. Algumas partes não ficaram claras para mim. Documento número: 123.</text:p>
          </table:table-cell>
          <table:table-cell office:value-type="string" calcext:value-type="string">
            <text:p>Outros</text:p>
          </table:table-cell>
        </table:table-row>
        <table:table-row table:style-name="ro1">
          <table:table-cell office:value-type="string" calcext:value-type="string">
            <text:p>Preciso de mais detalhes sobre o contrato de seguro que assinei recentemente. Algumas cláusulas não foram totalmente compreendidas.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s informações sobre os termos do contrato de seguro vigente. Algumas cláusulas ficaram confusas. Documento número: 123.</text:p>
          </table:table-cell>
          <table:table-cell office:value-type="string" calcext:value-type="string">
            <text:p>Outros</text:p>
          </table:table-cell>
        </table:table-row>
        <table:table-row table:style-name="ro1">
          <table:table-cell office:value-type="string" calcext:value-type="string">
            <text:p>Estou com dificuldades para compreender todas as cláusulas do documento que recebi. Gostaria de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ciso de maiores informações sobre as condições descritas na apólice vigente. Algumas partes do documento não estão muito claras para mim. Documento número: 123.</text:p>
          </table:table-cell>
          <table:table-cell office:value-type="string" calcext:value-type="string">
            <text:p>Outros</text:p>
          </table:table-cell>
        </table:table-row>
        <table:table-row table:style-name="ro1">
          <table:table-cell office:value-type="string" calcext:value-type="string">
            <text:p>Prezados, venho por meio deste solicitar uma explicação mais clara sobre as obrigações do segurado mencionadas no contrato. Documento número: 123.</text:p>
          </table:table-cell>
          <table:table-cell office:value-type="string" calcext:value-type="string">
            <text:p>Outros</text:p>
          </table:table-cell>
        </table:table-row>
        <table:table-row table:style-name="ro1">
          <table:table-cell office:value-type="string" calcext:value-type="string">
            <text:p>Gostaria de receber mais detalhes sobre as coberturas oferecidas no seguro que contratei. Algumas informaçõe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ao funcionamento do seguro contratado. Algumas condições do documento não foram esclarecidas. Documento número: 123.</text:p>
          </table:table-cell>
          <table:table-cell office:value-type="string" calcext:value-type="string">
            <text:p>Outros</text:p>
          </table:table-cell>
        </table:table-row>
        <table:table-row table:style-name="ro1">
          <table:table-cell office:value-type="string" calcext:value-type="string">
            <text:p>Preciso de mais detalhes sobre o seguro que contratei recentemente. Algumas cláusulas não ficaram claras após a leitura do contrato.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oberturas e as condições gerais do seguro que contratei. Documento número: 123.</text:p>
          </table:table-cell>
          <table:table-cell office:value-type="string" calcext:value-type="string">
            <text:p>Outros</text:p>
          </table:table-cell>
        </table:table-row>
        <table:table-row table:style-name="ro1">
          <table:table-cell office:value-type="string" calcext:value-type="string">
            <text:p>Estou com algumas dúvidas sobre as obrigações mencionadas no contrato de seguro vigente. Poderiam me fornecer maiores esclarecimento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descritas no contrato de seguro que assinei. Algumas partes do documento não estão claras. Documento número: 123.</text:p>
          </table:table-cell>
          <table:table-cell office:value-type="string" calcext:value-type="string">
            <text:p>Outros</text:p>
          </table:table-cell>
        </table:table-row>
        <table:table-row table:style-name="ro1">
          <table:table-cell office:value-type="string" calcext:value-type="string">
            <text:p>Prezados, gostaria de obter uma explicação mais detalhada sobre os termos descritos na apólice que me foi enviada.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as condições gerais do seguro que contratei. Algumas cláusulas não foram completamente compreendidas. Documento número: 123.</text:p>
          </table:table-cell>
          <table:table-cell office:value-type="string" calcext:value-type="string">
            <text:p>Outros</text:p>
          </table:table-cell>
        </table:table-row>
        <table:table-row table:style-name="ro1">
          <table:table-cell office:value-type="string" calcext:value-type="string">
            <text:p>Estou com dificuldades para entender algumas partes do contrato de seguro que assinei. Gostaria de uma explicação mais clara. Documento número: 123.</text:p>
          </table:table-cell>
          <table:table-cell office:value-type="string" calcext:value-type="string">
            <text:p>Outros</text:p>
          </table:table-cell>
        </table:table-row>
        <table:table-row table:style-name="ro1">
          <table:table-cell office:value-type="string" calcext:value-type="string">
            <text:p>Prezados, venho por meio deste solicitar uma revisão das condições descritas na apólice vigente. Algumas partes do documento não estão claras. Documento número: 123.</text:p>
          </table:table-cell>
          <table:table-cell office:value-type="string" calcext:value-type="string">
            <text:p>Outros</text:p>
          </table:table-cell>
        </table:table-row>
        <table:table-row table:style-name="ro1">
          <table:table-cell office:value-type="string" calcext:value-type="string">
            <text:p>Gostaria de confirmar alguns detalhes sobre o seguro que contratei recentemente. Não compreendi completamente algumas cláusulas. Documento número: 123.</text:p>
          </table:table-cell>
          <table:table-cell office:value-type="string" calcext:value-type="string">
            <text:p>Outros</text:p>
          </table:table-cell>
        </table:table-row>
        <table:table-row table:style-name="ro1">
          <table:table-cell office:value-type="string" calcext:value-type="string">
            <text:p>Preciso de maiores informações sobre as coberturas descritas no documento que me foi enviado. Algumas condições não estão claras. Documento número: 123.</text:p>
          </table:table-cell>
          <table:table-cell office:value-type="string" calcext:value-type="string">
            <text:p>Outros</text:p>
          </table:table-cell>
        </table:table-row>
        <table:table-row table:style-name="ro1">
          <table:table-cell office:value-type="string" calcext:value-type="string">
            <text:p>Prezados, estou com algumas dúvidas quanto às obrigações mencionadas n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entender melhor as condições estabelecidas no contrato que assinei recentemente. Algumas cláusulas ficaram confus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o contrato de seguro que recebi. Algumas partes não foram completamente compreendidas. Documento número: 123.</text:p>
          </table:table-cell>
          <table:table-cell office:value-type="string" calcext:value-type="string">
            <text:p>Outros</text:p>
          </table:table-cell>
        </table:table-row>
        <table:table-row table:style-name="ro1">
          <table:table-cell office:value-type="string" calcext:value-type="string">
            <text:p>Prezados, venho solicitar esclarecimentos sobre o contrato de seguro que assinei. Há partes do documento que não ficaram claras. Documento número: 123.</text:p>
          </table:table-cell>
          <table:table-cell office:value-type="string" calcext:value-type="string">
            <text:p>Outros</text:p>
          </table:table-cell>
        </table:table-row>
        <table:table-row table:style-name="ro1">
          <table:table-cell office:value-type="string" calcext:value-type="string">
            <text:p>Solicito maiores detalhes sobre o contrato de seguro vigente. Algumas condições não foram explicadas de maneira clara. Documento número: 123.</text:p>
          </table:table-cell>
          <table:table-cell office:value-type="string" calcext:value-type="string">
            <text:p>Outros</text:p>
          </table:table-cell>
        </table:table-row>
        <table:table-row table:style-name="ro1">
          <table:table-cell office:value-type="string" calcext:value-type="string">
            <text:p>Estou com dificuldades para compreender alguns termos do contrato de seguro que recebi. Gostaria de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coberturas descritas na apólice vigente. Algumas partes não estão claras.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ndições gerais do seguro contratado. Não compreendi algumas cláusulas. Documento número: 123.</text:p>
          </table:table-cell>
          <table:table-cell office:value-type="string" calcext:value-type="string">
            <text:p>Outros</text:p>
          </table:table-cell>
        </table:table-row>
        <table:table-row table:style-name="ro1">
          <table:table-cell office:value-type="string" calcext:value-type="string">
            <text:p>Gostaria de confirmar alguns pontos sobre o seguro que assinei recentemente. Algumas partes do documento ficaram confusas.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às condições gerais do contrato de seguro que recebi. Algumas partes não foram explicadas de maneira clara.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o funcionamento de alguns termos no meu contrato. Gostaria de uma explicação mais clara sobre as obrigações envolvidas. Documento número: 123.</text:p>
          </table:table-cell>
          <table:table-cell office:value-type="string" calcext:value-type="string">
            <text:p>Outros</text:p>
          </table:table-cell>
        </table:table-row>
        <table:table-row table:style-name="ro1">
          <table:table-cell office:value-type="string" calcext:value-type="string">
            <text:p>Solicito esclarecimentos sobre um serviço que foi oferecido e que eu aceitei recentemente. Após ler o documento, surgiram algumas dúvidas. Número do documento: 123.</text:p>
          </table:table-cell>
          <table:table-cell office:value-type="string" calcext:value-type="string">
            <text:p>Outros</text:p>
          </table:table-cell>
        </table:table-row>
        <table:table-row table:style-name="ro1">
          <table:table-cell office:value-type="string" calcext:value-type="string">
            <text:p>Venho por meio deste solicitar detalhes adicionais sobre a apólice vigente. Há pontos que não estão claros e necessitam de uma revisão. Número do documento: 123.</text:p>
          </table:table-cell>
          <table:table-cell office:value-type="string" calcext:value-type="string">
            <text:p>Outros</text:p>
          </table:table-cell>
        </table:table-row>
        <table:table-row table:style-name="ro1">
          <table:table-cell office:value-type="string" calcext:value-type="string">
            <text:p>Preciso de ajuda para entender os itens de um contrato que assinei recentemente. Algumas cláusulas não ficaram muito claras. Número do documento: 123.</text:p>
          </table:table-cell>
          <table:table-cell office:value-type="string" calcext:value-type="string">
            <text:p>Outros</text:p>
          </table:table-cell>
        </table:table-row>
        <table:table-row table:style-name="ro1">
          <table:table-cell office:value-type="string" calcext:value-type="string">
            <text:p>Gostaria de verificar alguns detalhes sobre o seguro oferecido. Surgiram dúvidas quanto às coberturas incluídas e suas respectivas condiçõe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um documento recebido. Algumas cláusulas não estão completamente claras para mim. Poderia me ajudar com isso? Número do documento: 123.</text:p>
          </table:table-cell>
          <table:table-cell office:value-type="string" calcext:value-type="string">
            <text:p>Outros</text:p>
          </table:table-cell>
        </table:table-row>
        <table:table-row table:style-name="ro1">
          <table:table-cell office:value-type="string" calcext:value-type="string">
            <text:p>Estou com algumas incertezas sobre a apólice que contratei. Seria possível fornecer uma explicação mais detalhada sobre os itens abordados no contrato? Documento número: 123.</text:p>
          </table:table-cell>
          <table:table-cell office:value-type="string" calcext:value-type="string">
            <text:p>Outros</text:p>
          </table:table-cell>
        </table:table-row>
        <table:table-row table:style-name="ro1">
          <table:table-cell office:value-type="string" calcext:value-type="string">
            <text:p>Gostaria de solicitar informações adicionais sobre a cobertura oferecida. Não ficou claro para mim como determinadas condições são aplicáveis no meu caso. Número do documento: 123.</text:p>
          </table:table-cell>
          <table:table-cell office:value-type="string" calcext:value-type="string">
            <text:p>Outros</text:p>
          </table:table-cell>
        </table:table-row>
        <table:table-row table:style-name="ro1">
          <table:table-cell office:value-type="string" calcext:value-type="string">
            <text:p>Após revisar o documento que me foi enviado, percebi que alguns pontos não foram esclarecidos. Poderiam fornecer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ciso de ajuda para entender um pouco melhor como funciona o processo relacionado ao contrato que assinei. Há itens que não compreendi completamente. Número do documento: 123.</text:p>
          </table:table-cell>
          <table:table-cell office:value-type="string" calcext:value-type="string">
            <text:p>Outros</text:p>
          </table:table-cell>
        </table:table-row>
        <table:table-row table:style-name="ro1">
          <table:table-cell office:value-type="string" calcext:value-type="string">
            <text:p>Prezados, estou com dificuldades para compreender o funcionamento de alguns termos no meu contrato. Gostaria de uma explicação mais clara sobre as obrigações envolvidas. Documento número: 123.</text:p>
          </table:table-cell>
          <table:table-cell office:value-type="string" calcext:value-type="string">
            <text:p>Outros</text:p>
          </table:table-cell>
        </table:table-row>
        <table:table-row table:style-name="ro1">
          <table:table-cell office:value-type="string" calcext:value-type="string">
            <text:p>Solicito esclarecimentos sobre um serviço que foi oferecido e que eu aceitei recentemente. Após ler o documento, surgiram algumas dúvidas. Número do documento: 123.</text:p>
          </table:table-cell>
          <table:table-cell office:value-type="string" calcext:value-type="string">
            <text:p>Outros</text:p>
          </table:table-cell>
        </table:table-row>
        <table:table-row table:style-name="ro1">
          <table:table-cell office:value-type="string" calcext:value-type="string">
            <text:p>Venho por meio deste solicitar detalhes adicionais sobre a apólice vigente. Há pontos que não estão claros e necessitam de uma revisão. Número do documento: 123.</text:p>
          </table:table-cell>
          <table:table-cell office:value-type="string" calcext:value-type="string">
            <text:p>Outros</text:p>
          </table:table-cell>
        </table:table-row>
        <table:table-row table:style-name="ro1">
          <table:table-cell office:value-type="string" calcext:value-type="string">
            <text:p>Preciso de ajuda para entender os itens de um contrato que assinei recentemente. Algumas cláusulas não ficaram muito claras. Número do documento: 123.</text:p>
          </table:table-cell>
          <table:table-cell office:value-type="string" calcext:value-type="string">
            <text:p>Outros</text:p>
          </table:table-cell>
        </table:table-row>
        <table:table-row table:style-name="ro1">
          <table:table-cell office:value-type="string" calcext:value-type="string">
            <text:p>Gostaria de verificar alguns detalhes sobre o seguro oferecido. Surgiram dúvidas quanto às coberturas incluídas e suas respectivas condiçõe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um documento recebido. Algumas cláusulas não estão completamente claras para mim. Poderia me ajudar com isso? Número do documento: 123.</text:p>
          </table:table-cell>
          <table:table-cell office:value-type="string" calcext:value-type="string">
            <text:p>Outros</text:p>
          </table:table-cell>
        </table:table-row>
        <table:table-row table:style-name="ro1">
          <table:table-cell office:value-type="string" calcext:value-type="string">
            <text:p>Estou com algumas incertezas sobre a apólice que contratei. Seria possível fornecer uma explicação mais detalhada sobre os itens abordados no contrato? Documento número: 123.</text:p>
          </table:table-cell>
          <table:table-cell office:value-type="string" calcext:value-type="string">
            <text:p>Outros</text:p>
          </table:table-cell>
        </table:table-row>
        <table:table-row table:style-name="ro1">
          <table:table-cell office:value-type="string" calcext:value-type="string">
            <text:p>Gostaria de solicitar informações adicionais sobre a cobertura oferecida. Não ficou claro para mim como determinadas condições são aplicáveis no meu caso. Número do documento: 123.</text:p>
          </table:table-cell>
          <table:table-cell office:value-type="string" calcext:value-type="string">
            <text:p>Outros</text:p>
          </table:table-cell>
        </table:table-row>
        <table:table-row table:style-name="ro1">
          <table:table-cell office:value-type="string" calcext:value-type="string">
            <text:p>Após revisar o documento que me foi enviado, percebi que alguns pontos não foram esclarecidos. Poderiam fornecer uma explicação mais detalhada? Documento número: 123.</text:p>
          </table:table-cell>
          <table:table-cell office:value-type="string" calcext:value-type="string">
            <text:p>Outros</text:p>
          </table:table-cell>
        </table:table-row>
        <table:table-row table:style-name="ro1">
          <table:table-cell office:value-type="string" calcext:value-type="string">
            <text:p>Preciso de ajuda para entender um pouco melhor como funciona o processo relacionado ao contrato que assinei. Há itens que não compreendi completamente. Número do documento: 123.</text:p>
          </table:table-cell>
          <table:table-cell office:value-type="string" calcext:value-type="string">
            <text:p>Outros</text:p>
          </table:table-cell>
        </table:table-row>
        <table:table-row table:style-name="ro1">
          <table:table-cell office:value-type="string" calcext:value-type="string">
            <text:p>Prezados, gostaria de esclarecer algumas dúvidas sobre o contrato de seguro que assinei. Algumas cláusulas não ficaram claras para mim.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certas condições do seguro que recebi. Poderiam me fornecer uma explicação mais detalhada? Documento número: 123.</text:p>
          </table:table-cell>
          <table:table-cell office:value-type="string" calcext:value-type="string">
            <text:p>Outros</text:p>
          </table:table-cell>
        </table:table-row>
        <table:table-row table:style-name="ro1">
          <table:table-cell office:value-type="string" calcext:value-type="string">
            <text:p>Solicito maiores informações sobre as obrigações descritas no contrato de seguro que recebi. Não compreendi totalmente algumas partes. Documento número: 123.</text:p>
          </table:table-cell>
          <table:table-cell office:value-type="string" calcext:value-type="string">
            <text:p>Outros</text:p>
          </table:table-cell>
        </table:table-row>
        <table:table-row table:style-name="ro1">
          <table:table-cell office:value-type="string" calcext:value-type="string">
            <text:p>Prezados, após revisar o contrato de seguro, percebi que alguns pontos não foram esclarecidos de maneira satisfatória.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o seguro contratado. Algumas cláusulas ficaram confusas após a leitura do documento. Documento número: 123.</text:p>
          </table:table-cell>
          <table:table-cell office:value-type="string" calcext:value-type="string">
            <text:p>Outros</text:p>
          </table:table-cell>
        </table:table-row>
        <table:table-row table:style-name="ro1">
          <table:table-cell office:value-type="string" calcext:value-type="string">
            <text:p>Gostaria de confirmar algumas informações sobre o seguro que assinei recentemente. Algumas partes do documento não ficaram muito claras. Documento número: 123.</text:p>
          </table:table-cell>
          <table:table-cell office:value-type="string" calcext:value-type="string">
            <text:p>Outros</text:p>
          </table:table-cell>
        </table:table-row>
        <table:table-row table:style-name="ro1">
          <table:table-cell office:value-type="string" calcext:value-type="string">
            <text:p>Estou com dúvidas sobre as coberturas descritas no contrato de seguro que recebi. Poderiam me fornecer mais detalhes? Documento número: 123.</text:p>
          </table:table-cell>
          <table:table-cell office:value-type="string" calcext:value-type="string">
            <text:p>Outros</text:p>
          </table:table-cell>
        </table:table-row>
        <table:table-row table:style-name="ro1">
          <table:table-cell office:value-type="string" calcext:value-type="string">
            <text:p>Prezados, gostaria de obter uma explicação mais detalhada sobre as condições gerais do seguro contratado. Documento número: 123.</text:p>
          </table:table-cell>
          <table:table-cell office:value-type="string" calcext:value-type="string">
            <text:p>Outros</text:p>
          </table:table-cell>
        </table:table-row>
        <table:table-row table:style-name="ro1">
          <table:table-cell office:value-type="string" calcext:value-type="string">
            <text:p>Preciso de mais esclarecimentos sobre as cláusulas do contrato de seguro que assinei recentemente. Algumas partes ficaram confusas para mim.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lgumas partes do contrato de seguro vigente. Poderiam me fornecer maiores explicações? Documento número: 123.</text:p>
          </table:table-cell>
          <table:table-cell office:value-type="string" calcext:value-type="string">
            <text:p>Outros</text:p>
          </table:table-cell>
        </table:table-row>
        <table:table-row table:style-name="ro1">
          <table:table-cell office:value-type="string" calcext:value-type="string">
            <text:p>Gostaria de mais informações sobre as coberturas oferecidas no seguro que assinei. Algumas cláusulas não ficaram claras após a leitura do contrato.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Poderiam me fornecer mais detalhes? Documento número: 123.</text:p>
          </table:table-cell>
          <table:table-cell office:value-type="string" calcext:value-type="string">
            <text:p>Outros</text:p>
          </table:table-cell>
        </table:table-row>
        <table:table-row table:style-name="ro1">
          <table:table-cell office:value-type="string" calcext:value-type="string">
            <text:p>Prezados, após revisar o contrato de seguro, percebi que alguns pontos não foram totalmente compreendidos. Documento número: 123.</text:p>
          </table:table-cell>
          <table:table-cell office:value-type="string" calcext:value-type="string">
            <text:p>Outros</text:p>
          </table:table-cell>
        </table:table-row>
        <table:table-row table:style-name="ro1">
          <table:table-cell office:value-type="string" calcext:value-type="string">
            <text:p>Solicito maiores informações sobre o funcionamento das condições gerais do seguro que contrate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ns termo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informações sobre o contrato de seguro que assinei recentemente. Algumas cláusula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vigente. Algumas cláusulas ficaram confusas.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algumas dúvidas sobre 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s informações sobre 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ificuldades para entender todas as cláusulas do documen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obrigaçõe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seguro que assinei recentemente. Documento número: 123.</text:p>
          </table:table-cell>
          <table:table-cell office:value-type="string" calcext:value-type="string">
            <text:p>Outros</text:p>
          </table:table-cell>
        </table:table-row>
        <table:table-row table:style-name="ro1">
          <table:table-cell office:value-type="string" calcext:value-type="string">
            <text:p>Estou com dúvidas quanto à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pontos sobre o seguro contratado. Algumas cláusulas ficaram confusas após a leitura do contrat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ificuldades para compreender 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o funcionamento do contrato de seguro vig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o contrato de seguro que assinei recentemente. Algumas cláusulas não foram entendidas.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oferecidas no seguro que contrat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mas parte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coberturas mencionadas no contrato de seguro vig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úvidas quanto às cláusul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informações sobre o funcionamento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mas partes das condições gerais do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úvidas sobre o funcionamento das condições gerais d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ificuldades para interpretar algum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Prezados, gostaria de obter maiores informaçõ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esclarecer algumas dúvidas que surgiram sobre o contrato de seguro que recebi. Algumas cláusulas não ficaram claras. Documento número: 123.</text:p>
          </table:table-cell>
          <table:table-cell office:value-type="string" calcext:value-type="string">
            <text:p>Outros</text:p>
          </table:table-cell>
        </table:table-row>
        <table:table-row table:style-name="ro1">
          <table:table-cell office:value-type="string" calcext:value-type="string">
            <text:p>Estou com dificuldades para entender as condições descritas no contrato de seguro que assinei. Algumas partes ficaram confusas.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vigente. Algumas cláusulas não foram completamente entendid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o contrato de seguro que assinei. Algumas partes ficaram confus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informaçõ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todas 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berturas mencionad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oberturas mencionadas no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ponto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algumas cláusulas do contrato de seguro vig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obter maiores detalhes sobre as condições gerai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láusul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confirmar alguns detalhes sobre 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ndições gerais do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berturas descrit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berturas mencionadas no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ondições gerai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berturas mencionadas no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s condições gerai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entender melhor as obrigações mencionadas no contrato de seguro. Algumas partes não ficaram claras.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esclarecer algumas dúvidas sobre o contrato de seguro que assinei recentemente. Algumas cláusulas não foram totalmente entendidas.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compreende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o funcionamento d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confirmar alguns detalhes sobre as coberturas ofereci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vig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esclarecimentos sobre as condições gerai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obrigaçõe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o funcionamento das coberturas descritas no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informações sobre as condições gerais do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cobertur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láusula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o funcionamento d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table:style-name="ce2" office:value-type="string" calcext:value-type="string">
            <text:p>Prezados, gostaria de solicitar uma explicação mais detalhada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berturas mencionadas n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esclarecer algumas dúvidas que surgiram ao revisar 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Solicito maiores esclarecimento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confirmar alguns detalhes sobre 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entende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Preciso de mais detalhe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ores esclarecimentos sobre as condições gerais descritas no contrato de seguro.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berturas oferecidas no seguro que assine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obrigaçõe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solicitar mais informações sobre as obrigações descrit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obertura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Preciso de mais detalh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descritas no contrato de seguro que assinei recentemente.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detalhada sobre as cláusulas descrit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o funcionamento das cobertura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cláusulas do contrato de seguro que assinei. Documento número: 123.</text:p>
          </table:table-cell>
          <table:table-cell office:value-type="string" calcext:value-type="string">
            <text:p>Outros</text:p>
          </table:table-cell>
        </table:table-row>
        <table:table-row table:style-name="ro1">
          <table:table-cell office:value-type="string" calcext:value-type="string">
            <text:p>Gostaria de solicitar maiores esclarecimento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Estou com dúvidas sobre o funcionamento das condições gerai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gostaria de uma explicação mais clara sobre as coberturas mencionadas no contrato de seguro. Documento número: 123.</text:p>
          </table:table-cell>
          <table:table-cell office:value-type="string" calcext:value-type="string">
            <text:p>Outros</text:p>
          </table:table-cell>
        </table:table-row>
        <table:table-row table:style-name="ro1">
          <table:table-cell office:value-type="string" calcext:value-type="string">
            <text:p>Preciso de mais informações sobre as condições gerais descrit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Prezados, estou com dificuldades para interpretar algumas partes d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obter maiores esclarecimentos sobre o funcionamento das coberturas mencionadas no contrato de seguro que assinei. Documento número: 123.</text:p>
          </table:table-cell>
          <table:table-cell office:value-type="string" calcext:value-type="string">
            <text:p>Outros</text:p>
          </table:table-cell>
        </table:table-row>
        <table:table-row table:style-name="ro1">
          <table:table-cell office:value-type="string" calcext:value-type="string">
            <text:p>Estou com dúvidas sobre as obrigações mencionadas no contrato de seguro que recebi. Documento número: 123.</text:p>
          </table:table-cell>
          <table:table-cell office:value-type="string" calcext:value-type="string">
            <text:p>Outros</text:p>
          </table:table-cell>
        </table:table-row>
        <table:table-row table:style-name="ro1">
          <table:table-cell office:value-type="string" calcext:value-type="string">
            <text:p>Gostaria de ter acesso ás Condições Gerais das Apólices de Transportes de Mercadoria</text:p>
          </table:table-cell>
          <table:table-cell office:value-type="string" calcext:value-type="string">
            <text:p>Outros</text:p>
          </table:table-cell>
        </table:table-row>
        <table:table-row table:style-name="ro1">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text:p>
          </table:table-cell>
        </table:table-row>
        <table:table-row table:style-name="ro1">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calcext:value-type="string">
            <text:p>Outros</text:p>
          </table:table-cell>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Outros</text:p>
          </table:table-cell>
        </table:table-row>
        <table:table-row table:style-name="ro1">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text:p>
          </table:table-cell>
        </table:table-row>
        <table:table-row table:style-name="ro1">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Outros</text:p>
          </table:table-cell>
        </table:table-row>
        <table:table-row table:style-name="ro1">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cell office:value-type="string" calcext:value-type="string">
            <text:p>Outros</text:p>
          </table:table-cell>
        </table:table-row>
        <table:table-row table:style-name="ro1">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Outros</text:p>
          </table:table-cell>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Outros</text:p>
          </table:table-cell>
        </table:table-row>
        <table:table-row table:style-name="ro1">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text:p>
          </table:table-cell>
        </table:table-row>
        <table:table-row table:style-name="ro1">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Outros</text:p>
          </table:table-cell>
        </table:table-row>
        <table:table-row table:style-name="ro1">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cell office:value-type="string" calcext:value-type="string">
            <text:p>Outros</text:p>
          </table:table-cell>
        </table:table-row>
        <table:table-row table:style-name="ro1">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Outros</text:p>
          </table:table-cell>
        </table:table-row>
        <table:table-row table:style-name="ro1">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text:p>
          </table:table-cell>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Outros</text:p>
          </table:table-cell>
        </table:table-row>
        <table:table-row table:style-name="ro1">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Outros</text:p>
          </table:table-cell>
        </table:table-row>
        <table:table-row table:style-name="ro1">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Outros</text:p>
          </table:table-cell>
        </table:table-row>
        <table:table-row table:style-name="ro1">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Outros</text:p>
          </table:table-cell>
        </table:table-row>
        <table:table-row table:style-name="ro1">
          <table:table-cell office:value-type="string" calcext:value-type="string">
            <text:p>Gostaria de saber se tem e qual é o modelo para fazer o pedido de SOCIEDADE DE CAPITALIZAÇÃO.Fico no aguardoRicardo telefone 33 3333333 33</text:p>
          </table:table-cell>
          <table:table-cell office:value-type="string" calcext:value-type="string">
            <text:p>Outros</text:p>
          </table:table-cell>
        </table:table-row>
        <table:table-row table:style-name="ro1">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Outros</text:p>
          </table:table-cell>
        </table:table-row>
        <table:table-row table:style-name="ro1">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Outros</text:p>
          </table:table-cell>
        </table:table-row>
        <table:table-row table:style-name="ro1">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Outros</text:p>
          </table:table-cell>
        </table:table-row>
        <table:table-row table:style-name="ro1">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Outros</text:p>
          </table:table-cell>
        </table:table-row>
        <table:table-row table:style-name="ro1">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Outros</text:p>
          </table:table-cell>
        </table:table-row>
        <table:table-row table:style-name="ro1">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Outros</text:p>
          </table:table-cell>
        </table:table-row>
        <table:table-row table:style-name="ro1">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Outros</text:p>
          </table:table-cell>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Outros</text:p>
          </table:table-cell>
        </table:table-row>
        <table:table-row table:style-name="ro1">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cell office:value-type="string" calcext:value-type="string">
            <text:p>Outros</text:p>
          </table:table-cell>
        </table:table-row>
        <table:table-row table:style-name="ro1">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Outros</text:p>
          </table:table-cell>
        </table:table-row>
        <table:table-row table:style-name="ro1">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Outros</text:p>
          </table:table-cell>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Outros</text:p>
          </table:table-cell>
        </table:table-row>
        <table:table-row table:style-name="ro1">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Outros</text:p>
          </table:table-cell>
        </table:table-row>
        <table:table-row table:style-name="ro1">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Outros</text:p>
          </table:table-cell>
        </table:table-row>
        <table:table-row table:style-name="ro1">
          <table:table-cell office:value-type="string" calcext:value-type="string">
            <text:p>Existe alguma legislação que prevê o pagamento de mão de obra em caso de seguro residencial?</text:p>
          </table:table-cell>
          <table:table-cell office:value-type="string" calcext:value-type="string">
            <text:p>Outros</text:p>
          </table:table-cell>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calcext:value-type="string">
            <text:p>Outros</text:p>
          </table:table-cell>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Outros</text:p>
          </table:table-cell>
        </table:table-row>
        <table:table-row table:style-name="ro1">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text:p>
          </table:table-cell>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Outros</text:p>
          </table:table-cell>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text:p>
          </table:table-cell>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cell office:value-type="string" calcext:value-type="string">
            <text:p>Outros</text:p>
          </table:table-cell>
        </table:table-row>
        <table:table-row table:style-name="ro1">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Outros</text:p>
          </table:table-cell>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text:p>
          </table:table-cell>
        </table:table-row>
        <table:table-row table:style-name="ro1">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Outros</text:p>
          </table:table-cell>
        </table:table-row>
        <table:table-row table:style-name="ro1">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calcext:value-type="string">
            <text:p>Outros</text:p>
          </table:table-cell>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Outro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_)</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_)</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3:27:28.9309094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3:27:44.607212871</dc:date>
    <meta:editing-duration>PT9M50S</meta:editing-duration>
    <meta:editing-cycles>7</meta:editing-cycles>
    <meta:document-statistic meta:table-count="1" meta:cell-count="698" meta:object-count="0"/>
  </office:meta>
</office:document-meta>
</file>